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19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d33ca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3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47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fo:font-style="italic" fo:background-color="transparent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ucida Grande" officeooo:rsid="001c223e" style:font-name-asian="Lucida Grande" style:font-name-complex="Lucida Grande"/>
    </style:style>
    <style:style style:name="T23" style:family="text">
      <style:text-properties officeooo:rsid="001c223e" style:font-name-asian="Arial Unicode MS" style:font-name-complex="Arial Unicode M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e1346" style:font-size-asian="10pt" style:font-size-complex="10pt"/>
    </style:style>
    <style:style style:name="T26" style:family="text">
      <style:text-properties fo:font-size="10pt" officeooo:rsid="001fa2d0" style:font-size-asian="10pt" style:font-size-complex="10pt"/>
    </style:style>
    <style:style style:name="T27" style:family="text">
      <style:text-properties fo:font-size="10pt" officeooo:rsid="001fbcdb" style:font-size-asian="10pt" style:font-size-complex="10pt"/>
    </style:style>
    <style:style style:name="T28" style:family="text">
      <style:text-properties fo:font-size="10pt" officeooo:rsid="001fdde4" style:font-size-asian="10pt" style:font-size-complex="10pt"/>
    </style:style>
    <style:style style:name="T29" style:family="text">
      <style:text-properties fo:font-size="10pt" officeooo:rsid="002059a3" style:font-size-asian="10pt" style:font-size-complex="10pt"/>
    </style:style>
    <style:style style:name="T30" style:family="text">
      <style:text-properties fo:font-size="10pt" officeooo:rsid="0022573d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2a607e" style:font-size-asian="10pt" style:font-size-complex="10pt"/>
    </style:style>
    <style:style style:name="T33" style:family="text">
      <style:text-properties fo:font-size="10pt" officeooo:rsid="002b0517" style:font-size-asian="10pt" style:font-size-complex="10pt"/>
    </style:style>
    <style:style style:name="T34" style:family="text">
      <style:text-properties fo:font-size="10pt" officeooo:rsid="002b8bd3" style:font-size-asian="10pt" style:font-size-complex="10pt"/>
    </style:style>
    <style:style style:name="T35" style:family="text">
      <style:text-properties fo:font-size="10pt" officeooo:rsid="002d0b32" style:font-size-asian="10pt" style:font-size-complex="10pt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3156a"/>
    </style:style>
    <style:style style:name="T42" style:family="text">
      <style:text-properties officeooo:rsid="003378a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9">213</text:span>) <text:span text:style-name="T39">479-0790</text:span> <text:s/><text:span text:style-name="T22">•</text:span><text:span text:style-name="T23"> </text:span><text:s/><text:a xlink:type="simple" xlink:href="mailto:GREG.SANDELL@GMAIL.COM" text:style-name="Internet_20_link" text:visited-style-name="Visited_20_Internet_20_Link">GREG.SANDELL@GMAIL.COM</text:a> <text:s/><text:span text:style-name="T22">•</text:span><text:span text:style-name="T23"> </text:span><text:s/><text:span text:style-name="T36">Portfolio/</text:span><text:span text:style-name="T37">c</text:span><text:span text:style-name="T36">ode: </text:span><text:a xlink:type="simple" xlink:href="http://gregsandell.com/" text:style-name="Internet_20_link" text:visited-style-name="Visited_20_Internet_20_Link"><text:span text:style-name="T36">gregsandell.com</text:span></text:a></text:p>
      <text:h text:style-name="P5" text:outline-level="1">Skills</text:h>
      <text:p text:style-name="P17"><text:span text:style-name="T24">I </text:span><text:span text:style-name="T25">have</text:span><text:span text:style-name="T24"> 1</text:span><text:span text:style-name="T25">8</text:span><text:span text:style-name="T24"> years experience </text:span><text:span text:style-name="T27">in</text:span><text:span text:style-name="T24"> </text:span><text:span text:style-name="T27">Front End Development of</text:span><text:span text:style-name="T24"> web-based application</text:span><text:span text:style-name="T27">s, playing a delivery role in medium to large </text:span><text:span text:style-name="T29">enterprise </text:span><text:span text:style-name="T27">projects </text:span><text:span text:style-name="T31">in Java/Linux/Open Source environments</text:span><text:span text:style-name="T24">. <text:s/></text:span><text:span text:style-name="T25">I focus on the Front End programming logic for transactional web pages, and can deploy designs in HTML5 </text:span><text:span text:style-name="T27">and </text:span><text:span text:style-name="T25">CSS3 as well. <text:s/>I have 13 years experience with Agile methodology, tooling, TDD and test coverage.</text:span></text:p>
      <text:p text:style-name="P18"><text:span text:style-name="T26">T</text:span><text:span text:style-name="T25">echnology stack </text:span><text:span text:style-name="T26">(</text:span><text:span text:style-name="T25">ordered roughly by recency and strength</text:span><text:span text:style-name="T26">)</text:span><text:span text:style-name="T25">: <text:s/>Angular 1.</text:span><text:span text:style-name="T35">2</text:span><text:span text:style-name="T25">, </text:span><text:span text:style-name="T32">React 15, </text:span><text:span text:style-name="T26">Javascript, </text:span><text:span text:style-name="T30">nodeJS, </text:span><text:span text:style-name="T25">Git, Mocha/Sinon/Chai, Advanced Rest Client, </text:span><text:span text:style-name="T26">WebStorm 11.0.3, Rally, </text:span><text:span text:style-name="T30">Jenkins, </text:span><text:span text:style-name="T34">Travis, </text:span><text:span text:style-name="T33">SASS</text:span><text:span text:style-name="T30">, </text:span><text:span text:style-name="T35">Vagrant</text:span><text:span text:style-name="T30">, </text:span><text:span text:style-name="T26">Nexus, </text:span><text:span text:style-name="T27">Bootstrap, </text:span><text:span text:style-name="T25">ExtJS 4.0.7, </text:span><text:span text:style-name="T26">Jasmine 2.3, Fisheye/Crucible, Eclipse 4.4/Luna, jMeter 2.13, Oracle, jQuery, jQuery Mobile, Maven 4, </text:span><text:span text:style-name="T30">HTML5, CSS3, </text:span><text:span text:style-name="T26">Tomcat 6, GlassFish 3.1.2, JEE 6, JSP, Artifactory, </text:span><text:span text:style-name="T28">mysql, SQL Server.</text:span></text:p>
      <text:h text:style-name="P5" text:outline-level="1">Experience</text:h>
      <text:h text:style-name="P14" text:outline-level="2"><text:span text:style-name="T40">APR 2016</text:span> - <text:span text:style-name="T40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2350133582" text:style-name="L1">
        <text:list-item>
          <text:p text:style-name="P41">Developer for hosted web application <text:span text:style-name="T40">auction.com,</text:span> a<text:span text:style-name="T40">n online tool for Real Estate auctions</text:span></text:p>
        </text:list-item>
        <text:list-item>
          <text:p text:style-name="P23">Wrote <text:span text:style-name="T38">presentation layer and </text:span>application logic in <text:span text:style-name="T38">AngularJS/React/ES6 Javascript &amp; Python</text:span></text:p>
        </text:list-item>
        <text:list-item>
          <text:p text:style-name="P30">Built apps using tools: <text:s/>nodeJS, Webpack, npm, nvm, <text:span text:style-name="T42">yarn</text:span></text:p>
        </text:list-item>
        <text:list-item>
          <text:p text:style-name="P31">Virtualization of Windows &amp; Linux on OSX with Vagrant, VirtualBox, <text:span text:style-name="T41">and </text:span>Docker </text:p>
        </text:list-item>
        <text:list-item>
          <text:p text:style-name="P32">Wrote <text:span text:style-name="T40">selenium </text:span>tests for AngularJS <text:span text:style-name="T40">and React component using Nightwatch library</text:span></text:p>
        </text:list-item>
        <text:list-item>
          <text:p text:style-name="P30">Added Omniture tracking to applications</text:p>
        </text:list-item>
        <text:list-item>
          <text:p text:style-name="P32">Collaborated with Back End team on design and troubleshooting of REST/JSON-based services</text:p>
        </text:list-item>
        <text:list-item>
          <text:p text:style-name="P34">Tooling &amp; Collaboration: <text:s/>eslint, Git, SourceTree, Jenkins, WebStorm, <text:span text:style-name="T40">Slack, Jira, Confluence</text:span></text:p>
        </text:list-item>
        <text:list-item>
          <text:p text:style-name="P36">Frequent travel to Belmont, CA office</text:p>
        </text:list-item>
      </text:list>
      <text:h text:style-name="P14" text:outline-level="2"><text:span text:style-name="T38">OCT</text:span> 201<text:span text:style-name="T38">5</text:span> - <text:span text:style-name="T38">MAR</text:span> 201<text:span text:style-name="T38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40123191802199" text:continue-numbering="true" text:style-name="L1">
        <text:list-item>
          <text:p text:style-name="P42">Developer for hosted web application '<text:span text:style-name="T38">Sales Center</text:span>', a <text:span text:style-name="T38">'build-a-Deere' tool for sales reps.</text:span></text:p>
        </text:list-item>
        <text:list-item>
          <text:p text:style-name="P24">Wrote <text:span text:style-name="T38">presentation layer and </text:span>application logic in <text:span text:style-name="T38">AngularJS/Javascript</text:span></text:p>
        </text:list-item>
        <text:list-item>
          <text:p text:style-name="P33">Wrote tests for AngularJS controllers, views, directives and services in Mocha Sinon Chai</text:p>
        </text:list-item>
        <text:list-item>
          <text:p text:style-name="P33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7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40122384430939" text:continue-numbering="true" text:style-name="L1">
        <text:list-item>
          <text:p text:style-name="P40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Stress-tested app with jMeter, 5-250 concurrent users.</text:p>
        </text:list-item>
        <text:list-item>
          <text:p text:style-name="P22">Wrote Jasmine unit tests for project’s custom ExtJS components</text:p>
        </text:list-item>
      </text:list>
      <text:h text:style-name="P12" text:outline-level="2"><text:soft-page-break/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1488879933" text:style-name="L2">
        <text:list-item>
          <text:p text:style-name="P43">Member of Core Mobile team supporting 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1">Shop Your Way</text:span> loyalty card into the mobile experience.</text:p>
        </text:list-item>
        <text:list-item>
          <text:p text:style-name="P25">Implemented <text:span text:style-name="T2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3047535681" text:style-name="L3">
        <text:list-item>
          <text:p text:style-name="P44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2174982552" text:style-name="L4">
        <text:list-item>
          <text:p text:style-name="P38"><text:span text:style-name="T18">Lead developer on </text:span><text:span text:style-name="T20">AACN Bedside</text:span><text:span text:style-name="T18"> which converted legacy laminated-card media into iPhone app, including in-app purchasing through Apple AppStore</text:span></text:p>
        </text:list-item>
        <text:list-item>
          <text:p text:style-name="P39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 text:visited-style-name="Visited_20_Internet_20_Link"><text:span text:style-name="T14">http://bit.ly/1EGoNB2</text:span></text:a><text:span text:style-name="T12">)</text:span></text:p>
        </text:list-item>
        <text:list-item>
          <text:p text:style-name="P38"><text:span text:style-name="T18">Delivered </text:span><text:span text:style-name="T20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38"><text:span text:style-name="T18">Delivered </text:span><text:span text:style-name="T20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1736954143" text:style-name="L5">
        <text:list-item>
          <text:p text:style-name="P46"><text:span text:style-name="T18">Developed hosted web applications </text:span><text:span text:style-name="T20">CareDiscovery</text:span><text:span text:style-name="T18"> and </text:span><text:span text:style-name="T20">IntegrationDiscovery</text:span><text:span text:style-name="T18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559550889" text:style-name="L6">
        <text:list-item>
          <text:p text:style-name="P47"><text:span text:style-name="T18">Developed hosted web application </text:span><text:span text:style-name="T20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Developed custom reports in Apache POI for clients for clients Sears, The Gap, Hilton, Lands End, LEGO, and Williams Sonoma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2663549385" text:style-name="L7">
        <text:list-item>
          <text:p text:style-name="P45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 text:visited-style-name="Visited_20_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8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9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2-10T14:00:55.534658000</dc:date>
    <meta:editing-duration>PT13H33M56S</meta:editing-duration>
    <meta:editing-cycles>22</meta:editing-cycles>
    <meta:generator>LibreOffice/5.3.0.3$MacOSX_X86_64 LibreOffice_project/7074905676c47b82bbcfbea1aeefc84afe1c50e1</meta:generator>
    <meta:document-statistic meta:table-count="0" meta:image-count="0" meta:object-count="0" meta:page-count="3" meta:paragraph-count="83" meta:word-count="1001" meta:character-count="6778" meta:non-whitespace-character-count="5878"/>
  </office:meta>
</office:document-meta>
</file>